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b2b2b2" style:text-align-source="fix" style:repeat-content="false" fo:border-left="0.99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order-left="0.99pt solid #000000" fo:border-right="0.06pt solid #000000" fo:border-top="none"/>
    </style:style>
    <style:style style:name="ce5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 style:data-style-name="N84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41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0.99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11"/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1" table:default-cell-style-name="ce21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10" office:value-type="string" calcext:value-type="string" table:number-columns-spanned="1" table:number-rows-spanned="2">
            <text:p>Time</text:p>
          </table:table-cell>
          <table:table-cell table:style-name="ce14" office:value-type="string" calcext:value-type="string" table:number-columns-spanned="1" table:number-rows-spanned="2">
            <text:p>ACK</text:p>
          </table:table-cell>
          <table:table-cell table:style-name="ce14" office:value-type="string" calcext:value-type="string" table:number-columns-spanned="1" table:number-rows-spanned="2">
            <text:p>Packets / s</text:p>
          </table:table-cell>
          <table:table-cell table:style-name="ce17" office:value-type="string" calcext:value-type="string" table:number-columns-spanned="1" table:number-rows-spanned="2">
            <text:p>Data yield</text:p>
          </table:table-cell>
          <table:table-cell table:style-name="ce14" office:value-type="string" calcext:value-type="string" table:number-columns-spanned="1" table:number-rows-spanned="2">
            <text:p>I_avg [mA]</text:p>
          </table:table-cell>
          <table:table-cell table:style-name="ce14" office:value-type="string" calcext:value-type="string" table:number-columns-spanned="1" table:number-rows-spanned="2">
            <text:p>KPI</text:p>
          </table:table-cell>
          <table:table-cell table:style-name="ce25" office:value-type="string" calcext:value-type="string" table:number-columns-spanned="13" table:number-rows-spanned="1">
            <text:p>Packets ok</text:p>
          </table:table-cell>
          <table:covered-table-cell table:number-columns-repeated="12" table:style-name="ce25"/>
          <table:table-cell table:style-name="ce26" office:value-type="string" calcext:value-type="string" table:number-columns-spanned="1" table:number-rows-spanned="2">
            <text:p>Double </text:p>
            <text:p>Check</text:p>
          </table:table-cell>
        </table:table-row>
        <table:table-row table:style-name="ro1">
          <table:covered-table-cell table:style-name="ce2"/>
          <table:covered-table-cell table:style-name="ce6"/>
          <table:covered-table-cell table:style-name="ce11"/>
          <table:covered-table-cell table:number-columns-repeated="2" table:style-name="ce15"/>
          <table:covered-table-cell table:style-name="ce18"/>
          <table:covered-table-cell table:number-columns-repeated="2" table:style-name="ce15"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1" calcext:value-type="float">
            <text:p>31</text:p>
          </table:table-cell>
          <table:covered-table-cell/>
        </table:table-row>
        <table:table-row table:style-name="ro1">
          <table:table-cell table:style-name="ce3" office:value-type="float" office:value="24443" calcext:value-type="float">
            <text:p>24443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8" table:style-name="ce16" office:value-type="float" office:value="200" calcext:value-type="float">
            <text:p>200</text:p>
          </table:table-cell>
          <table:table-cell table:style-name="ce21" table:formula="of:=SUM([.I3:.U3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4" calcext:value-type="float">
            <text:p>24444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0H45M00S" calcext:value-type="time">
            <text:p>20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2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4:.U4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5" calcext:value-type="float">
            <text:p>2444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00M00S" calcext:value-type="time">
            <text:p>21:0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5:.U5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6" calcext:value-type="float">
            <text:p>2444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15M00S" calcext:value-type="time">
            <text:p>21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1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21" table:formula="of:=SUM([.I6:.U6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47" calcext:value-type="float">
            <text:p>2444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30M00S" calcext:value-type="time">
            <text:p>21:3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96" calcext:value-type="float">
            <text:p>0.96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7:.U7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8" calcext:value-type="float">
            <text:p>24448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1H45M00S" calcext:value-type="time">
            <text:p>21:4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0.97" calcext:value-type="float">
            <text:p>0.97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8:.U8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49" calcext:value-type="float">
            <text:p>24449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00M00S" calcext:value-type="time">
            <text:p>22:00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9:.U9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0" calcext:value-type="float">
            <text:p>24450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2H15M00S" calcext:value-type="time">
            <text:p>22:15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912" calcext:value-type="percentage">
            <text:p>99.12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5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97" calcext:value-type="float">
            <text:p>197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10:.U10])/(13*200)" office:value-type="percentage" office:value="0.991153846153846" calcext:value-type="percentage">
            <text:p>99.12%</text:p>
          </table:table-cell>
        </table:table-row>
        <table:table-row table:style-name="ro1">
          <table:table-cell table:style-name="ce3" office:value-type="float" office:value="24455" calcext:value-type="float">
            <text:p>24455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15M00S" calcext:value-type="time">
            <text:p>23:1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office:value-type="float" office:value="0.97" calcext:value-type="float">
            <text:p>0.97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1:.U11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56" calcext:value-type="float">
            <text:p>24456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30M00S" calcext:value-type="time">
            <text:p>23:3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percentage" office:value="0.9962" calcext:value-type="percentage">
            <text:p>99.62%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1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21" table:formula="of:=SUM([.I12:.U12])/(13*200)" office:value-type="percentage" office:value="0.996153846153846" calcext:value-type="percentage">
            <text:p>99.62%</text:p>
          </table:table-cell>
        </table:table-row>
        <table:table-row table:style-name="ro1">
          <table:table-cell table:style-name="ce3" office:value-type="float" office:value="24457" calcext:value-type="float">
            <text:p>24457</text:p>
          </table:table-cell>
          <table:table-cell table:style-name="ce7" office:value-type="date" office:date-value="2015-12-02" calcext:value-type="date">
            <text:p>2015-12-02</text:p>
          </table:table-cell>
          <table:table-cell table:style-name="ce12" office:value-type="time" office:time-value="PT23H45M00S" calcext:value-type="time">
            <text:p>23:4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2" office:value-type="float" office:value="1.01" calcext:value-type="float">
            <text:p>1.01</text:p>
          </table:table-cell>
          <table:table-cell table:style-name="ce22" office:value-type="float" office:value="0.98" calcext:value-type="float">
            <text:p>0.98</text:p>
          </table:table-cell>
          <table:table-cell table:number-columns-repeated="13" table:style-name="ce16" office:value-type="float" office:value="200" calcext:value-type="float">
            <text:p>200</text:p>
          </table:table-cell>
          <table:table-cell table:style-name="ce21" table:formula="of:=SUM([.I13:.U13])/(13*200)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float" office:value="24464" calcext:value-type="float">
            <text:p>24464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30M00S" calcext:value-type="time">
            <text:p>10:3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50" calcext:value-type="float">
            <text:p>50</text:p>
          </table:table-cell>
          <table:table-cell table:style-name="ce19" office:value-type="percentage" office:value="0.9885" calcext:value-type="percentage">
            <text:p>98.85%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0.97" calcext:value-type="float">
            <text:p>0.97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21" table:formula="of:=SUM([.I14:.U14])/(13*200)" office:value-type="percentage" office:value="0.988461538461539" calcext:value-type="percentage">
            <text:p>98.85%</text:p>
          </table:table-cell>
        </table:table-row>
        <table:table-row table:style-name="ro1">
          <table:table-cell table:style-name="ce3" office:value-type="float" office:value="24465" calcext:value-type="float">
            <text:p>24465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0H45M00S" calcext:value-type="time">
            <text:p>10:45:0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5" calcext:value-type="percentage">
            <text:p>95.00%</text:p>
          </table:table-cell>
          <table:table-cell table:style-name="ce22" office:value-type="float" office:value="0.6" calcext:value-type="float">
            <text:p>0.60</text:p>
          </table:table-cell>
          <table:table-cell table:style-name="ce22" office:value-type="float" office:value="0.96" calcext:value-type="float">
            <text:p>0.96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7" table:style-name="ce16" office:value-type="float" office:value="200" calcext:value-type="float">
            <text:p>200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3" table:style-name="ce16" office:value-type="float" office:value="200" calcext:value-type="float">
            <text:p>200</text:p>
          </table:table-cell>
          <table:table-cell table:style-name="ce16" office:value-type="float" office:value="150" calcext:value-type="float">
            <text:p>150</text:p>
          </table:table-cell>
          <table:table-cell table:style-name="ce21" table:formula="of:=SUM([.I15:.U15])/(13*200)" office:value-type="percentage" office:value="0.95" calcext:value-type="percentage">
            <text:p>95.00%</text:p>
          </table:table-cell>
        </table:table-row>
        <table:table-row table:style-name="ro1">
          <table:table-cell table:style-name="ce3" office:value-type="float" office:value="24466" calcext:value-type="float">
            <text:p>24466</text:p>
          </table:table-cell>
          <table:table-cell table:style-name="ce7" office:value-type="date" office:date-value="2015-12-03" calcext:value-type="date">
            <text:p>2015-12-03</text:p>
          </table:table-cell>
          <table:table-cell table:style-name="ce12" office:value-type="time" office:time-value="PT11H00M00S" calcext:value-type="time">
            <text:p>11:00:00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percentage" office:value="0.965" calcext:value-type="percentage">
            <text:p>96.50%</text:p>
          </table:table-cell>
          <table:table-cell table:style-name="ce22" office:value-type="float" office:value="0.58" calcext:value-type="float">
            <text:p>0.58</text:p>
          </table:table-cell>
          <table:table-cell table:style-name="ce22" office:value-type="float" office:value="0.97" calcext:value-type="float">
            <text:p>0.97</text:p>
          </table:table-cell>
          <table:table-cell table:style-name="ce16" office:value-type="float" office:value="170" calcext:value-type="float">
            <text:p>170</text:p>
          </table:table-cell>
          <table:table-cell table:number-columns-repeated="4" table:style-name="ce16" office:value-type="float" office:value="200" calcext:value-type="float">
            <text:p>20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2" table:style-name="ce16" office:value-type="float" office:value="190" calcext:value-type="float">
            <text:p>190</text:p>
          </table:table-cell>
          <table:table-cell table:number-columns-repeated="2" table:style-name="ce16" office:value-type="float" office:value="200" calcext:value-type="float">
            <text:p>200</text:p>
          </table:table-cell>
          <table:table-cell table:style-name="ce16" office:value-type="float" office:value="170" calcext:value-type="float">
            <text:p>170</text:p>
          </table:table-cell>
          <table:table-cell table:style-name="ce21" table:formula="of:=SUM([.I16:.U16])/(13*200)" office:value-type="percentage" office:value="0.965" calcext:value-type="percentage">
            <text:p>96.5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17:.U17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18:.U18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19:.U19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0:.U20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1:.U21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2:.U22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3:.U23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4:.U24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5:.U25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6:.U26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7:.U27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8:.U28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29:.U29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0:.U30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1:.U31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2:.U32])/(13*200)" office:value-type="percentage" office:value="0" calcext:value-type="percentage">
            <text:p>0.00%</text:p>
          </table:table-cell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6" table:number-columns-repeated="2"/>
          <table:table-cell table:style-name="ce19"/>
          <table:table-cell table:style-name="ce22" table:number-columns-repeated="2"/>
          <table:table-cell table:style-name="ce16" table:number-columns-repeated="13"/>
          <table:table-cell table:style-name="ce21" table:formula="of:=SUM([.I33:.U33])/(13*200)" office:value-type="percentage" office:value="0" calcext:value-type="percentage">
            <text:p>0.00%</text:p>
          </table:table-cell>
        </table:table-row>
        <table:table-row table:style-name="ro1" table:number-rows-repeated="19">
          <table:table-cell table:style-name="ce4"/>
          <table:table-cell table:style-name="ce8"/>
          <table:table-cell table:style-name="ce13"/>
          <table:table-cell table:style-name="ce9" table:number-columns-repeated="2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31">
          <table:table-cell table:style-name="ce4"/>
          <table:table-cell table:style-name="ce8"/>
          <table:table-cell table:style-name="ce9" table:number-columns-repeated="3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8">
          <table:table-cell table:style-name="ce4"/>
          <table:table-cell table:style-name="ce9" table:number-columns-repeated="4"/>
          <table:table-cell table:style-name="ce20"/>
          <table:table-cell table:style-name="ce23" table:number-columns-repeated="2"/>
          <table:table-cell table:style-name="ce9" table:number-columns-repeated="13"/>
          <table:table-cell/>
        </table:table-row>
        <table:table-row table:style-name="ro1" table:number-rows-repeated="99">
          <table:table-cell table:number-columns-repeated="6"/>
          <table:table-cell table:style-name="ce24" table:number-columns-repeated="2"/>
          <table:table-cell table:number-columns-repeated="14"/>
        </table:table-row>
        <table:table-row table:style-name="ro1" table:number-rows-repeated="104838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.00.0000</text:date>, <text:time style:data-style-name="N2" text:time-value="12:01:32.5409810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35:11.151164971</meta:creation-date>
    <dc:date>2015-12-03T12:03:23.733208489</dc:date>
    <meta:editing-duration>PT1H29M55S</meta:editing-duration>
    <meta:editing-cycles>16</meta:editing-cycles>
    <meta:generator>LibreOffice/4.2.8.2$Linux_X86_64 LibreOffice_project/420m0$Build-2</meta:generator>
    <meta:document-statistic meta:table-count="1" meta:cell-count="348" meta:object-count="0"/>
  </office:meta>
</office:document-meta>
</file>